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8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cm" fo:min-width="7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.25cm" svg:x="5.75cm" svg:y="2.5cm">
          <text:p text:style-name="P1">Просим ввести список или кол-во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.5cm" svg:x="7.25cm" svg:y="7.25cm">
          <text:p text:style-name="P1">Ввели списо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8cm" svg:height="4.25cm" svg:x="7.25cm" svg:y="13.75cm">
          <text:p text:style-name="P1">Пробегаемся по списку и если длина менее или равна 2, то добавляем в новый список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3.5cm" svg:x="15cm" svg:y="8cm">
          <text:p text:style-name="P1">Генерируем список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25cm" svg:y1="4.75cm" svg:x2="10.25cm" svg:y2="7.25cm">
          <text:p/>
        </draw:line>
        <draw:line draw:style-name="gr6" draw:text-style-name="P2" draw:layer="layout" svg:x1="13.25cm" svg:y1="9.5cm" svg:x2="15cm" svg:y2="9.5cm">
          <text:p text:style-name="P1">нет</text:p>
        </draw:line>
        <draw:line draw:style-name="gr7" draw:text-style-name="P2" draw:layer="layout" svg:x1="10.25cm" svg:y1="11.75cm" svg:x2="10.25cm" svg:y2="13.75cm">
          <text:p text:style-name="P1">да</text:p>
        </draw:line>
        <draw:line draw:style-name="gr8" draw:text-style-name="P2" draw:layer="layout" svg:x1="18cm" svg:y1="11.5cm" svg:x2="18cm" svg:y2="12.75cm">
          <text:p/>
        </draw:line>
        <draw:line draw:style-name="gr8" draw:text-style-name="P2" draw:layer="layout" svg:x1="18cm" svg:y1="12.75cm" svg:x2="10.25cm" svg:y2="1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1T17:22:01.910058704</meta:creation-date>
    <dc:date>2022-05-11T17:27:25.858916647</dc:date>
    <meta:editing-duration>PT5M24S</meta:editing-duration>
    <meta:editing-cycles>2</meta:editing-cycles>
    <meta:document-statistic meta:object-count="9"/>
    <meta:generator>LibreOffice/7.3.3.2$Linux_X86_64 LibreOffice_project/30$Build-2</meta:generator>
  </office:meta>
</office:document-meta>
</file>